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5f54" officeooo:paragraph-rsid="00065f54"/>
    </style:style>
    <style:style style:name="P2" style:family="paragraph" style:parent-style-name="Standard">
      <style:text-properties style:text-line-through-style="solid" style:text-line-through-type="single" officeooo:rsid="00065f54" officeooo:paragraph-rsid="00065f54"/>
    </style:style>
    <style:style style:name="P3" style:family="paragraph" style:parent-style-name="Standard">
      <style:text-properties officeooo:rsid="00065f54" officeooo:paragraph-rsid="00065f54"/>
    </style:style>
    <style:style style:name="P4" style:family="paragraph" style:parent-style-name="Standard">
      <style:text-properties officeooo:rsid="000c4ba3" officeooo:paragraph-rsid="000c4ba3"/>
    </style:style>
    <style:style style:name="P5" style:family="paragraph" style:parent-style-name="Standard">
      <style:text-properties style:text-line-through-style="solid" style:text-line-through-type="single" officeooo:rsid="00065f54" officeooo:paragraph-rsid="00065f54"/>
    </style:style>
    <style:style style:name="T1" style:family="text">
      <style:text-properties fo:color="#ff3333"/>
    </style:style>
    <style:style style:name="T2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TE: STILL NEED TO INCREASE FONT SIZE EVERYWHERE</text:p>
      <text:p text:style-name="P4">Images: <text:span text:style-name="T2">1,</text:span><text:span text:style-name="T1"> 2</text:span><text:span text:style-name="T2">,</text:span><text:span text:style-name="T1"> </text:span><text:span text:style-name="T2">3,</text:span><text:span text:style-name="T1"> </text:span><text:span text:style-name="T2">4,</text:span><text:span text:style-name="T1"> </text:span><text:span text:style-name="T2">5,</text:span><text:span text:style-name="T1"> </text:span><text:span text:style-name="T2">6,</text:span><text:span text:style-name="T1"> </text:span><text:span text:style-name="T2">7,</text:span><text:span text:style-name="T1"> </text:span><text:span text:style-name="T2">8,</text:span><text:span text:style-name="T1"> </text:span><text:span text:style-name="T2">9,</text:span><text:span text:style-name="T1"> </text:span><text:span text:style-name="T2">10</text:span></text:p>
      <text:p text:style-name="P1"/>
      <text:p text:style-name="P1">PROBLEMS WITH MANUSCRIPT:</text:p>
      <text:p text:style-name="P1"/>
      <text:p text:style-name="P1">In reviewing the figures of your paper, we note that the following</text:p>
      <text:p text:style-name="P1">changes would be needed in order for your figures to conform to the</text:p>
      <text:p text:style-name="P1">style of the Physical Review. <text:s/>Please check all figures for the</text:p>
      <text:p text:style-name="P1">following problems and make appropriate changes in the text of the</text:p>
      <text:p text:style-name="P1">paper itself wherever needed for consistency.</text:p>
      <text:p text:style-name="P1"/>
      <text:p text:style-name="P2">Please list Figures A.1, C.1, C.2, C.3 as Figs. 7, 8, 9, 10.</text:p>
      <text:p text:style-name="P1"/>
      <text:p text:style-name="P1">Figure(s) [1-4, 6, 7, 9]</text:p>
      <text:p text:style-name="P1"><text:s text:c="9"/>Figure sublabels should be printed on the figures. <text:s/>The</text:p>
      <text:p text:style-name="P1"><text:s text:c="9"/>preferred form is lowercase letters in parentheses: <text:s/>(a),</text:p>
      <text:p text:style-name="P1"><text:s text:c="9"/>(b), etc.</text:p>
      <text:p text:style-name="P1"/>
      <text:p text:style-name="P2">Figure(s) [1, 8]</text:p>
      <text:p text:style-name="P2"><text:s text:c="9"/>Please rearrange power of 10 in axis label for clarity: <text:s/>Either</text:p>
      <text:p text:style-name="P2"><text:s text:c="9"/>(i) place the power of 10 as a factor, without parentheses, in</text:p>
      <text:p text:style-name="P2"><text:s text:c="9"/>front of the axis label quantity, changing the sign of the power</text:p>
      <text:p text:style-name="P2"><text:s text:c="9"/>as needed; or (ii) incorporate the power of 10 in the topmost</text:p>
      <text:p text:style-name="P2"><text:s text:c="9"/>or rightmost number on the scale. <text:s/>Please refer to the URL</text:p>
      <text:p text:style-name="P2"><text:s text:c="9"/>https://journals.aps.org/authors/axis-labels-and-scales-on-graphs-h18</text:p>
      <text:p text:style-name="P2"><text:s text:c="9"/>for a pictorial representation of the preferred forms for</text:p>
      <text:p text:style-name="P2"><text:s text:c="9"/>axis labels.</text:p>
      <text:p text:style-name="P1"/>
      <text:p text:style-name="P1">Figure(s) [Please check all and amend where necessary]</text:p>
      <text:p text:style-name="P1"><text:s text:c="10"/>Please increase the font size (axis labels, axis scale</text:p>
      <text:p text:style-name="P1"><text:s text:c="10"/>values, legend, etc.). Please ensure that all lettering is</text:p>
      <text:p text:style-name="P1"><text:s text:c="10"/>2 mm or larger (1.5 mm for superscripts and subscripts)</text:p>
      <text:p text:style-name="P1"><text:s text:c="10"/>after scaling to the final publication size. Note that</text:p>
      <text:p text:style-name="P1"><text:s text:c="10"/>the column width is 8.6 cm (twice that amount plus gutter</text:p>
      <text:p text:style-name="P1"><text:s text:c="10"/>for extra wide figures).</text:p>
      <text:p text:style-name="P1"/>
      <text:p text:style-name="P1">----------------------------------------------------------------------</text:p>
      <text:p text:style-name="P1">Second Report of the Referee -- CT10695/Acharya</text:p>
      <text:p text:style-name="P1">----------------------------------------------------------------------</text:p>
      <text:p text:style-name="P1"/>
      <text:p text:style-name="P1">The authors have considered the previous criticism and the paper</text:p>
      <text:p text:style-name="P1">should be published.</text:p>
      <text:p text:style-name="P1"/>
      <text:p text:style-name="P1">However, before printing the authors should check the list of</text:p>
      <text:p text:style-name="P1">references.</text:p>
      <text:p text:style-name="P1"/>
      <text:p text:style-name="P1">a) all page numbers are missing (may be a problem of bibtex/biber?)</text:p>
      <text:p text:style-name="P1"/>
      <text:p text:style-name="P1">b) in Ref. 31 the name of the third author is wrongly spelled</text:p>
      <text:p text:style-name="P1"><text:soft-page-break/></text:p>
      <text:p text:style-name="P1">c) also in Ref 37 the authors are misspell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3T13:24:57.475365279</meta:creation-date>
    <dc:date>2021-02-19T14:59:00.963871214</dc:date>
    <meta:editing-duration>PT2H32M12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39" meta:word-count="312" meta:character-count="2115" meta:non-whitespace-character-count="1678"/>
  </office:meta>
</office:document-meta>
</file>